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fo:border-left="0.06pt solid #ce181e" fo:border-right="none" fo:border-top="none"/>
    </style:style>
    <style:style style:name="ce2" style:family="table-cell" style:parent-style-name="Default">
      <style:table-cell-properties fo:border-bottom="0.06pt solid #000000" fo:border-left="0.06pt solid #ce181e" fo:border-right="none" fo:border-top="none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4" calcext:value-type="float">
            <text:p>194</text:p>
          </table:table-cell>
          <table:table-cell office:value-type="float" office:value="198" calcext:value-type="float">
            <text:p>198</text:p>
          </table:table-cell>
          <table:table-cell office:value-type="float" office:value="318" calcext:value-type="float">
            <text:p>318</text:p>
          </table:table-cell>
          <table:table-cell office:value-type="float" office:value="442" calcext:value-type="float">
            <text:p>442</text:p>
          </table:table-cell>
          <table:table-cell office:value-type="float" office:value="783" calcext:value-type="float">
            <text:p>783</text:p>
          </table:table-cell>
          <table:table-cell office:value-type="float" office:value="1002" calcext:value-type="float">
            <text:p>1002</text:p>
          </table:table-cell>
          <table:table-cell office:value-type="float" office:value="1173" calcext:value-type="float">
            <text:p>1173</text:p>
          </table:table-cell>
          <table:table-cell office:value-type="float" office:value="1291" calcext:value-type="float">
            <text:p>1291</text:p>
          </table:table-cell>
          <table:table-cell office:value-type="float" office:value="2392" calcext:value-type="float">
            <text:p>2392</text:p>
          </table:table-cell>
          <table:table-cell/>
        </table:table-row>
        <table:table-row table:style-name="ro1">
          <table:table-cell table:style-name="ce1" office:value-type="string" calcext:value-type="string">
            <text:p>Rand</text:p>
          </table:table-cell>
          <table:table-cell office:value-type="float" office:value="0.028602" calcext:value-type="float">
            <text:p>0.028602</text:p>
          </table:table-cell>
          <table:table-cell office:value-type="float" office:value="0.05811" calcext:value-type="float">
            <text:p>0.05811</text:p>
          </table:table-cell>
          <table:table-cell office:value-type="float" office:value="0.041552" calcext:value-type="float">
            <text:p>0.041552</text:p>
          </table:table-cell>
          <table:table-cell office:value-type="float" office:value="0.153442" calcext:value-type="float">
            <text:p>0.153442</text:p>
          </table:table-cell>
          <table:table-cell office:value-type="float" office:value="0.45828" calcext:value-type="float">
            <text:p>0.45828</text:p>
          </table:table-cell>
          <table:table-cell office:value-type="float" office:value="1.204674" calcext:value-type="float">
            <text:p>1.204674</text:p>
          </table:table-cell>
          <table:table-cell office:value-type="float" office:value="1.682244" calcext:value-type="float">
            <text:p>1.682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836" calcext:value-type="float">
            <text:p>0.029836</text:p>
          </table:table-cell>
          <table:table-cell/>
        </table:table-row>
        <table:table-row table:style-name="ro1">
          <table:table-cell table:style-name="ce1" office:value-type="string" calcext:value-type="string">
            <text:p>Read</text:p>
          </table:table-cell>
          <table:table-cell office:value-type="float" office:value="0.000582" calcext:value-type="float">
            <text:p>0.000582</text:p>
          </table:table-cell>
          <table:table-cell office:value-type="float" office:value="0.012478" calcext:value-type="float">
            <text:p>0.012478</text:p>
          </table:table-cell>
          <table:table-cell office:value-type="float" office:value="0.003092" calcext:value-type="float">
            <text:p>0.003092</text:p>
          </table:table-cell>
          <table:table-cell office:value-type="float" office:value="0.001714" calcext:value-type="float">
            <text:p>0.001714</text:p>
          </table:table-cell>
          <table:table-cell office:value-type="float" office:value="0.00311" calcext:value-type="float">
            <text:p>0.00311</text:p>
          </table:table-cell>
          <table:table-cell office:value-type="float" office:value="0.119824" calcext:value-type="float">
            <text:p>0.119824</text:p>
          </table:table-cell>
          <table:table-cell office:value-type="float" office:value="0.012926" calcext:value-type="float">
            <text:p>0.012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8188" calcext:value-type="float">
            <text:p>0.138188</text:p>
          </table:table-cell>
          <table:table-cell/>
        </table:table-row>
        <table:table-row table:style-name="ro1">
          <table:table-cell table:style-name="ce1" office:value-type="string" calcext:value-type="string">
            <text:p>Distance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00564" calcext:value-type="float">
            <text:p>0.000564</text:p>
          </table:table-cell>
          <table:table-cell office:value-type="float" office:value="0.000892" calcext:value-type="float">
            <text:p>0.000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" calcext:value-type="float">
            <text:p>1E-05</text:p>
          </table:table-cell>
          <table:table-cell/>
        </table:table-row>
        <table:table-row table:style-name="ro1">
          <table:table-cell table:style-name="ce1" office:value-type="string" calcext:value-type="string">
            <text:p>Roulette</text:p>
          </table:table-cell>
          <table:table-cell office:value-type="float" office:value="0.000906" calcext:value-type="float">
            <text:p>0.000906</text:p>
          </table:table-cell>
          <table:table-cell office:value-type="float" office:value="0.012014" calcext:value-type="float">
            <text:p>0.012014</text:p>
          </table:table-cell>
          <table:table-cell office:value-type="float" office:value="0.012282" calcext:value-type="float">
            <text:p>0.012282</text:p>
          </table:table-cell>
          <table:table-cell office:value-type="float" office:value="0.029158" calcext:value-type="float">
            <text:p>0.029158</text:p>
          </table:table-cell>
          <table:table-cell office:value-type="float" office:value="0.057126" calcext:value-type="float">
            <text:p>0.057126</text:p>
          </table:table-cell>
          <table:table-cell office:value-type="float" office:value="0.188774" calcext:value-type="float">
            <text:p>0.188774</text:p>
          </table:table-cell>
          <table:table-cell office:value-type="float" office:value="0.334204" calcext:value-type="float">
            <text:p>0.334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736" calcext:value-type="float">
            <text:p>0.023736</text:p>
          </table:table-cell>
          <table:table-cell/>
        </table:table-row>
        <table:table-row table:style-name="ro1">
          <table:table-cell table:style-name="ce1" office:value-type="string" calcext:value-type="string">
            <text:p>Route</text:p>
          </table:table-cell>
          <table:table-cell office:value-type="float" office:value="0.007452" calcext:value-type="float">
            <text:p>0.007452</text:p>
          </table:table-cell>
          <table:table-cell office:value-type="float" office:value="0.065564" calcext:value-type="float">
            <text:p>0.065564</text:p>
          </table:table-cell>
          <table:table-cell office:value-type="float" office:value="0.066732" calcext:value-type="float">
            <text:p>0.066732</text:p>
          </table:table-cell>
          <table:table-cell office:value-type="float" office:value="0.17313" calcext:value-type="float">
            <text:p>0.17313</text:p>
          </table:table-cell>
          <table:table-cell office:value-type="float" office:value="0.317988" calcext:value-type="float">
            <text:p>0.317988</text:p>
          </table:table-cell>
          <table:table-cell office:value-type="float" office:value="1.281882" calcext:value-type="float">
            <text:p>1.281882</text:p>
          </table:table-cell>
          <table:table-cell office:value-type="float" office:value="2.513678" calcext:value-type="float">
            <text:p>2.513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.706382" calcext:value-type="float">
            <text:p>254.706382</text:p>
          </table:table-cell>
          <table:table-cell/>
        </table:table-row>
        <table:table-row table:style-name="ro1">
          <table:table-cell table:style-name="ce1" office:value-type="string" calcext:value-type="string">
            <text:p>Phero Update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286" calcext:value-type="float">
            <text:p>0.000286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042" calcext:value-type="float">
            <text:p>0.001042</text:p>
          </table:table-cell>
          <table:table-cell office:value-type="float" office:value="0.003362" calcext:value-type="float">
            <text:p>0.003362</text:p>
          </table:table-cell>
          <table:table-cell office:value-type="float" office:value="0.005416" calcext:value-type="float">
            <text:p>0.005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2" calcext:value-type="float">
            <text:p>2E-05</text:p>
          </table:table-cell>
          <table:table-cell/>
        </table:table-row>
        <table:table-row table:style-name="ro1">
          <table:table-cell table:style-name="ce1" office:value-type="string" calcext:value-type="string">
            <text:p>Check Best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286" calcext:value-type="float">
            <text:p>0.000286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042" calcext:value-type="float">
            <text:p>0.001042</text:p>
          </table:table-cell>
          <table:table-cell office:value-type="float" office:value="0.003362" calcext:value-type="float">
            <text:p>0.003362</text:p>
          </table:table-cell>
          <table:table-cell office:value-type="float" office:value="0.005416" calcext:value-type="float">
            <text:p>0.005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2" calcext:value-type="float">
            <text:p>2E-05</text:p>
          </table:table-cell>
          <table:table-cell/>
        </table:table-row>
        <table:table-row table:style-name="ro1">
          <table:table-cell table:style-name="ce2" office:value-type="string" calcext:value-type="string">
            <text:p>Copy Data</text:p>
          </table:table-cell>
          <table:table-cell table:style-name="ce3" office:value-type="float" office:value="0.00002" calcext:value-type="float">
            <text:p>2E-05</text:p>
          </table:table-cell>
          <table:table-cell table:style-name="ce3" office:value-type="float" office:value="0.00005" calcext:value-type="float">
            <text:p>5E-05</text:p>
          </table:table-cell>
          <table:table-cell table:style-name="ce3" office:value-type="float" office:value="0.00003" calcext:value-type="float">
            <text:p>3E-05</text:p>
          </table:table-cell>
          <table:table-cell table:style-name="ce3" office:value-type="float" office:value="0.000034" calcext:value-type="float">
            <text:p>3.4E-05</text:p>
          </table:table-cell>
          <table:table-cell table:style-name="ce3" office:value-type="float" office:value="0.00005" calcext:value-type="float">
            <text:p>5E-05</text:p>
          </table:table-cell>
          <table:table-cell table:style-name="ce3" office:value-type="float" office:value="0.00008" calcext:value-type="float">
            <text:p>8E-05</text:p>
          </table:table-cell>
          <table:table-cell table:style-name="ce3" office:value-type="float" office:value="0.000058" calcext:value-type="float">
            <text:p>5.8E-0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000054" calcext:value-type="float">
            <text:p>5.4E-05</text:p>
          </table:table-cell>
          <table:table-cell/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0463" calcext:value-type="float">
            <text:p>0.00463</text:p>
          </table:table-cell>
          <table:table-cell office:value-type="float" office:value="0.32922" calcext:value-type="float">
            <text:p>0.32922</text:p>
          </table:table-cell>
          <table:table-cell office:value-type="float" office:value="0.341974" calcext:value-type="float">
            <text:p>0.341974</text:p>
          </table:table-cell>
          <table:table-cell office:value-type="float" office:value="0.87239" calcext:value-type="float">
            <text:p>0.87239</text:p>
          </table:table-cell>
          <table:table-cell office:value-type="float" office:value="1.4372" calcext:value-type="float">
            <text:p>1.4372</text:p>
          </table:table-cell>
          <table:table-cell office:value-type="float" office:value="2.91945" calcext:value-type="float">
            <text:p>2.91945</text:p>
          </table:table-cell>
          <table:table-cell office:value-type="float" office:value="3.97747" calcext:value-type="float">
            <text:p>3.97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02" calcext:value-type="float">
            <text:p>0.002802</text:p>
          </table:table-cell>
          <table: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1054" calcext:value-type="float">
            <text:p>0.001054</text:p>
          </table:table-cell>
          <table:table-cell office:value-type="float" office:value="0.000828" calcext:value-type="float">
            <text:p>0.00082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938" calcext:value-type="float">
            <text:p>0.002938</text:p>
          </table:table-cell>
          <table:table-cell office:value-type="float" office:value="0.009396" calcext:value-type="float">
            <text:p>0.009396</text:p>
          </table:table-cell>
          <table:table-cell office:value-type="float" office:value="0.013372" calcext:value-type="float">
            <text:p>0.013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374" calcext:value-type="float">
            <text:p>0.10374</text:p>
          </table:table-cell>
          <table:table-cell/>
        </table:table-row>
        <table:table-row table:style-name="ro1">
          <table:table-cell office:value-type="string" calcext:value-type="string">
            <text:p>Distance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566" calcext:value-type="float">
            <text:p>0.000566</text:p>
          </table:table-cell>
          <table:table-cell office:value-type="float" office:value="0.00089" calcext:value-type="float">
            <text:p>0.00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8" calcext:value-type="float">
            <text:p>8E-06</text:p>
          </table:table-cell>
          <table:table-cell/>
        </table:table-row>
        <table:table-row table:style-name="ro1">
          <table:table-cell office:value-type="string" calcext:value-type="string">
            <text:p>Roulette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11206" calcext:value-type="float">
            <text:p>0.011206</text:p>
          </table:table-cell>
          <table:table-cell office:value-type="float" office:value="0.011342" calcext:value-type="float">
            <text:p>0.011342</text:p>
          </table:table-cell>
          <table:table-cell office:value-type="float" office:value="0.029358" calcext:value-type="float">
            <text:p>0.029358</text:p>
          </table:table-cell>
          <table:table-cell office:value-type="float" office:value="0.057658" calcext:value-type="float">
            <text:p>0.057658</text:p>
          </table:table-cell>
          <table:table-cell office:value-type="float" office:value="0.190244" calcext:value-type="float">
            <text:p>0.190244</text:p>
          </table:table-cell>
          <table:table-cell office:value-type="float" office:value="0.336784" calcext:value-type="float">
            <text:p>0.336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622" calcext:value-type="float">
            <text:p>0.021622</text:p>
          </table:table-cell>
          <table:table-cell/>
        </table:table-row>
        <table:table-row table:style-name="ro1">
          <table:table-cell office:value-type="string" calcext:value-type="string">
            <text:p>Route</text:p>
          </table:table-cell>
          <table:table-cell office:value-type="float" office:value="0.006412" calcext:value-type="float">
            <text:p>0.006412</text:p>
          </table:table-cell>
          <table:table-cell office:value-type="float" office:value="0.065796" calcext:value-type="float">
            <text:p>0.065796</text:p>
          </table:table-cell>
          <table:table-cell office:value-type="float" office:value="0.066286" calcext:value-type="float">
            <text:p>0.066286</text:p>
          </table:table-cell>
          <table:table-cell office:value-type="float" office:value="0.175382" calcext:value-type="float">
            <text:p>0.175382</text:p>
          </table:table-cell>
          <table:table-cell office:value-type="float" office:value="0.325214" calcext:value-type="float">
            <text:p>0.325214</text:p>
          </table:table-cell>
          <table:table-cell office:value-type="float" office:value="1.307548" calcext:value-type="float">
            <text:p>1.307548</text:p>
          </table:table-cell>
          <table:table-cell office:value-type="float" office:value="2.54116" calcext:value-type="float">
            <text:p>2.54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.110244" calcext:value-type="float">
            <text:p>374.110244</text:p>
          </table:table-cell>
          <table:table-cell/>
        </table:table-row>
        <table:table-row table:style-name="ro1">
          <table:table-cell office:value-type="string" calcext:value-type="string">
            <text:p>Phero Update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474" calcext:value-type="float">
            <text:p>0.000474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1038" calcext:value-type="float">
            <text:p>0.001038</text:p>
          </table:table-cell>
          <table:table-cell office:value-type="float" office:value="0.002024" calcext:value-type="float">
            <text:p>0.002024</text:p>
          </table:table-cell>
          <table:table-cell office:value-type="float" office:value="0.006556" calcext:value-type="float">
            <text:p>0.006556</text:p>
          </table:table-cell>
          <table:table-cell office:value-type="float" office:value="0.01053" calcext:value-type="float">
            <text:p>0.01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2" calcext:value-type="float">
            <text:p>2E-05</text:p>
          </table:table-cell>
          <table:table-cell/>
        </table:table-row>
        <table:table-row table:style-name="ro1">
          <table:table-cell office:value-type="string" calcext:value-type="string">
            <text:p>Check Best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474" calcext:value-type="float">
            <text:p>0.000474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1038" calcext:value-type="float">
            <text:p>0.001038</text:p>
          </table:table-cell>
          <table:table-cell office:value-type="float" office:value="0.002024" calcext:value-type="float">
            <text:p>0.002024</text:p>
          </table:table-cell>
          <table:table-cell office:value-type="float" office:value="0.006556" calcext:value-type="float">
            <text:p>0.006556</text:p>
          </table:table-cell>
          <table:table-cell office:value-type="float" office:value="0.01053" calcext:value-type="float">
            <text:p>0.01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2" calcext:value-type="float">
            <text:p>2E-05</text:p>
          </table:table-cell>
          <table:table-cell/>
        </table:table-row>
        <table:table-row table:style-name="ro1">
          <table:table-cell table:style-name="ce3" office:value-type="string" calcext:value-type="string">
            <text:p>Copy Data</text:p>
          </table:table-cell>
          <table:table-cell table:style-name="ce3" office:value-type="float" office:value="0.00002" calcext:value-type="float">
            <text:p>2E-05</text:p>
          </table:table-cell>
          <table:table-cell table:style-name="ce3" office:value-type="float" office:value="0.000034" calcext:value-type="float">
            <text:p>3.4E-05</text:p>
          </table:table-cell>
          <table:table-cell table:style-name="ce3" office:value-type="float" office:value="0.000038" calcext:value-type="float">
            <text:p>3.8E-05</text:p>
          </table:table-cell>
          <table:table-cell table:style-name="ce3" office:value-type="float" office:value="0.000032" calcext:value-type="float">
            <text:p>3.2E-05</text:p>
          </table:table-cell>
          <table:table-cell table:style-name="ce3" office:value-type="float" office:value="0.000026" calcext:value-type="float">
            <text:p>2.6E-05</text:p>
          </table:table-cell>
          <table:table-cell table:style-name="ce3" office:value-type="float" office:value="0.000046" calcext:value-type="float">
            <text:p>4.6E-05</text:p>
          </table:table-cell>
          <table:table-cell table:style-name="ce3" office:value-type="float" office:value="0.000048" calcext:value-type="float">
            <text:p>4.8E-0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000064" calcext:value-type="float">
            <text:p>6.4E-05</text:p>
          </table:table-cell>
          <table:table-cell/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13204" calcext:value-type="float">
            <text:p>0.013204</text:p>
          </table:table-cell>
          <table:table-cell office:value-type="float" office:value="1.281198" calcext:value-type="float">
            <text:p>1.281198</text:p>
          </table:table-cell>
          <table:table-cell office:value-type="float" office:value="1.291334" calcext:value-type="float">
            <text:p>1.291334</text:p>
          </table:table-cell>
          <table:table-cell office:value-type="float" office:value="2.363366" calcext:value-type="float">
            <text:p>2.363366</text:p>
          </table:table-cell>
          <table:table-cell office:value-type="float" office:value="3.509852" calcext:value-type="float">
            <text:p>3.509852</text:p>
          </table:table-cell>
          <table:table-cell office:value-type="float" office:value="6.485434" calcext:value-type="float">
            <text:p>6.485434</text:p>
          </table:table-cell>
          <table:table-cell office:value-type="float" office:value="8.797442" calcext:value-type="float">
            <text:p>8.797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94" calcext:value-type="float">
            <text:p>0.003294</text:p>
          </table:table-cell>
          <table: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1078" calcext:value-type="float">
            <text:p>0.001078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1664" calcext:value-type="float">
            <text:p>0.001664</text:p>
          </table:table-cell>
          <table:table-cell office:value-type="float" office:value="0.002996" calcext:value-type="float">
            <text:p>0.002996</text:p>
          </table:table-cell>
          <table:table-cell office:value-type="float" office:value="0.01001" calcext:value-type="float">
            <text:p>0.01001</text:p>
          </table:table-cell>
          <table:table-cell office:value-type="float" office:value="0.013782" calcext:value-type="float">
            <text:p>0.013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816" calcext:value-type="float">
            <text:p>0.107816</text:p>
          </table:table-cell>
          <table:table-cell/>
        </table:table-row>
        <table:table-row table:style-name="ro1">
          <table:table-cell office:value-type="string" calcext:value-type="string">
            <text:p>Distance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00604" calcext:value-type="float">
            <text:p>0.000604</text:p>
          </table:table-cell>
          <table:table-cell office:value-type="float" office:value="0.000928" calcext:value-type="float">
            <text:p>0.000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" calcext:value-type="float">
            <text:p>1E-05</text:p>
          </table:table-cell>
          <table:table-cell/>
        </table:table-row>
        <table:table-row table:style-name="ro1">
          <table:table-cell office:value-type="string" calcext:value-type="string">
            <text:p>Roulette</text:p>
          </table:table-cell>
          <table:table-cell office:value-type="float" office:value="0.000744" calcext:value-type="float">
            <text:p>0.000744</text:p>
          </table:table-cell>
          <table:table-cell office:value-type="float" office:value="0.011234" calcext:value-type="float">
            <text:p>0.011234</text:p>
          </table:table-cell>
          <table:table-cell office:value-type="float" office:value="0.011438" calcext:value-type="float">
            <text:p>0.011438</text:p>
          </table:table-cell>
          <table:table-cell office:value-type="float" office:value="0.029566" calcext:value-type="float">
            <text:p>0.029566</text:p>
          </table:table-cell>
          <table:table-cell office:value-type="float" office:value="0.058388" calcext:value-type="float">
            <text:p>0.058388</text:p>
          </table:table-cell>
          <table:table-cell office:value-type="float" office:value="0.196708" calcext:value-type="float">
            <text:p>0.196708</text:p>
          </table:table-cell>
          <table:table-cell office:value-type="float" office:value="0.341682" calcext:value-type="float">
            <text:p>0.341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818" calcext:value-type="float">
            <text:p>0.021818</text:p>
          </table:table-cell>
          <table:table-cell/>
        </table:table-row>
        <table:table-row table:style-name="ro1">
          <table:table-cell office:value-type="string" calcext:value-type="string">
            <text:p>Route</text:p>
          </table:table-cell>
          <table:table-cell office:value-type="float" office:value="0.006518" calcext:value-type="float">
            <text:p>0.006518</text:p>
          </table:table-cell>
          <table:table-cell office:value-type="float" office:value="0.072972" calcext:value-type="float">
            <text:p>0.072972</text:p>
          </table:table-cell>
          <table:table-cell office:value-type="float" office:value="0.073918" calcext:value-type="float">
            <text:p>0.073918</text:p>
          </table:table-cell>
          <table:table-cell office:value-type="float" office:value="0.203534" calcext:value-type="float">
            <text:p>0.203534</text:p>
          </table:table-cell>
          <table:table-cell office:value-type="float" office:value="0.380758" calcext:value-type="float">
            <text:p>0.380758</text:p>
          </table:table-cell>
          <table:table-cell office:value-type="float" office:value="1.576916" calcext:value-type="float">
            <text:p>1.576916</text:p>
          </table:table-cell>
          <table:table-cell office:value-type="float" office:value="2.9903" calcext:value-type="float">
            <text:p>2.9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.338334" calcext:value-type="float">
            <text:p>652.338334</text:p>
          </table:table-cell>
          <table:table-cell/>
        </table:table-row>
        <table:table-row table:style-name="ro1">
          <table:table-cell office:value-type="string" calcext:value-type="string">
            <text:p>Phero Update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0894" calcext:value-type="float">
            <text:p>0.000894</text:p>
          </table:table-cell>
          <table:table-cell office:value-type="float" office:value="0.002038" calcext:value-type="float">
            <text:p>0.002038</text:p>
          </table:table-cell>
          <table:table-cell office:value-type="float" office:value="0.00403" calcext:value-type="float">
            <text:p>0.00403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0.020932" calcext:value-type="float">
            <text:p>0.020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2" calcext:value-type="float">
            <text:p>2E-05</text:p>
          </table:table-cell>
          <table:table-cell/>
        </table:table-row>
        <table:table-row table:style-name="ro1">
          <table:table-cell office:value-type="string" calcext:value-type="string">
            <text:p>Check Best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0894" calcext:value-type="float">
            <text:p>0.000894</text:p>
          </table:table-cell>
          <table:table-cell office:value-type="float" office:value="0.002038" calcext:value-type="float">
            <text:p>0.002038</text:p>
          </table:table-cell>
          <table:table-cell office:value-type="float" office:value="0.00403" calcext:value-type="float">
            <text:p>0.00403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0.020932" calcext:value-type="float">
            <text:p>0.020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2" calcext:value-type="float">
            <text:p>2E-05</text:p>
          </table:table-cell>
          <table:table-cell/>
        </table:table-row>
        <table:table-row table:style-name="ro1">
          <table:table-cell table:style-name="ce3" office:value-type="string" calcext:value-type="string">
            <text:p>Copy Data</text:p>
          </table:table-cell>
          <table:table-cell table:style-name="ce3" office:value-type="float" office:value="0.000022" calcext:value-type="float">
            <text:p>2.2E-05</text:p>
          </table:table-cell>
          <table:table-cell table:style-name="ce3" office:value-type="float" office:value="0.000044" calcext:value-type="float">
            <text:p>4.4E-05</text:p>
          </table:table-cell>
          <table:table-cell table:style-name="ce3" office:value-type="float" office:value="0.000034" calcext:value-type="float">
            <text:p>3.4E-05</text:p>
          </table:table-cell>
          <table:table-cell table:style-name="ce3" office:value-type="float" office:value="0.000028" calcext:value-type="float">
            <text:p>2.8E-05</text:p>
          </table:table-cell>
          <table:table-cell table:style-name="ce3" office:value-type="float" office:value="0.000026" calcext:value-type="float">
            <text:p>2.6E-05</text:p>
          </table:table-cell>
          <table:table-cell table:style-name="ce3" office:value-type="float" office:value="0.000046" calcext:value-type="float">
            <text:p>4.6E-05</text:p>
          </table:table-cell>
          <table:table-cell table:style-name="ce3" office:value-type="float" office:value="0.00005" calcext:value-type="float">
            <text:p>5E-0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000094" calcext:value-type="float">
            <text:p>9.4E-05</text:p>
          </table:table-cell>
          <table:table-cell/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162488" calcext:value-type="float">
            <text:p>0.162488</text:p>
          </table:table-cell>
          <table:table-cell office:value-type="float" office:value="3.20574" calcext:value-type="float">
            <text:p>3.20574</text:p>
          </table:table-cell>
          <table:table-cell office:value-type="float" office:value="3.218572" calcext:value-type="float">
            <text:p>3.218572</text:p>
          </table:table-cell>
          <table:table-cell office:value-type="float" office:value="5.382434" calcext:value-type="float">
            <text:p>5.382434</text:p>
          </table:table-cell>
          <table:table-cell office:value-type="float" office:value="7.771124" calcext:value-type="float">
            <text:p>7.771124</text:p>
          </table:table-cell>
          <table:table-cell office:value-type="float" office:value="18.11794" calcext:value-type="float">
            <text:p>18.11794</text:p>
          </table:table-cell>
          <table:table-cell office:value-type="float" office:value="26.56798" calcext:value-type="float">
            <text:p>26.56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428" calcext:value-type="float">
            <text:p>0.004428</text:p>
          </table:table-cell>
          <table:table-cell table:style-name="ce4"/>
        </table:table-row>
        <table:table-row table:style-name="ro1">
          <table:table-cell office:value-type="string" calcext:value-type="string">
            <text:p>Read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1064" calcext:value-type="float">
            <text:p>0.001064</text:p>
          </table:table-cell>
          <table:table-cell office:value-type="float" office:value="0.000806" calcext:value-type="float">
            <text:p>0.000806</text:p>
          </table:table-cell>
          <table:table-cell office:value-type="float" office:value="0.00164" calcext:value-type="float">
            <text:p>0.00164</text:p>
          </table:table-cell>
          <table:table-cell office:value-type="float" office:value="0.003114" calcext:value-type="float">
            <text:p>0.003114</text:p>
          </table:table-cell>
          <table:table-cell office:value-type="float" office:value="0.009376" calcext:value-type="float">
            <text:p>0.009376</text:p>
          </table:table-cell>
          <table:table-cell office:value-type="float" office:value="0.013904" calcext:value-type="float">
            <text:p>0.013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3644" calcext:value-type="float">
            <text:p>0.133644</text:p>
          </table:table-cell>
          <table:table-cell/>
        </table:table-row>
        <table:table-row table:style-name="ro1">
          <table:table-cell office:value-type="string" calcext:value-type="string">
            <text:p>Distance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0944" calcext:value-type="float">
            <text:p>0.000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" calcext:value-type="float">
            <text:p>1E-05</text:p>
          </table:table-cell>
          <table:table-cell/>
        </table:table-row>
        <table:table-row table:style-name="ro1">
          <table:table-cell office:value-type="string" calcext:value-type="string">
            <text:p>Roulette</text:p>
          </table:table-cell>
          <table:table-cell office:value-type="float" office:value="0.000742" calcext:value-type="float">
            <text:p>0.000742</text:p>
          </table:table-cell>
          <table:table-cell office:value-type="float" office:value="0.01132" calcext:value-type="float">
            <text:p>0.01132</text:p>
          </table:table-cell>
          <table:table-cell office:value-type="float" office:value="0.011508" calcext:value-type="float">
            <text:p>0.011508</text:p>
          </table:table-cell>
          <table:table-cell office:value-type="float" office:value="0.029836" calcext:value-type="float">
            <text:p>0.029836</text:p>
          </table:table-cell>
          <table:table-cell office:value-type="float" office:value="0.05941" calcext:value-type="float">
            <text:p>0.05941</text:p>
          </table:table-cell>
          <table:table-cell office:value-type="float" office:value="0.202812" calcext:value-type="float">
            <text:p>0.202812</text:p>
          </table:table-cell>
          <table:table-cell office:value-type="float" office:value="0.342154" calcext:value-type="float">
            <text:p>0.342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566" calcext:value-type="float">
            <text:p>0.023566</text:p>
          </table:table-cell>
          <table:table-cell/>
        </table:table-row>
        <table:table-row table:style-name="ro1">
          <table:table-cell office:value-type="string" calcext:value-type="string">
            <text:p>Route</text:p>
          </table:table-cell>
          <table:table-cell office:value-type="float" office:value="0.009406" calcext:value-type="float">
            <text:p>0.009406</text:p>
          </table:table-cell>
          <table:table-cell office:value-type="float" office:value="0.119234" calcext:value-type="float">
            <text:p>0.119234</text:p>
          </table:table-cell>
          <table:table-cell office:value-type="float" office:value="0.122076" calcext:value-type="float">
            <text:p>0.122076</text:p>
          </table:table-cell>
          <table:table-cell office:value-type="float" office:value="0.371572" calcext:value-type="float">
            <text:p>0.371572</text:p>
          </table:table-cell>
          <table:table-cell office:value-type="float" office:value="0.912886" calcext:value-type="float">
            <text:p>0.912886</text:p>
          </table:table-cell>
          <table:table-cell office:value-type="float" office:value="3.988018" calcext:value-type="float">
            <text:p>3.988018</text:p>
          </table:table-cell>
          <table:table-cell office:value-type="float" office:value="6.506678" calcext:value-type="float">
            <text:p>6.506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0.675182" calcext:value-type="float">
            <text:p>1220.675182</text:p>
          </table:table-cell>
          <table:table-cell/>
        </table:table-row>
        <table:table-row table:style-name="ro1">
          <table:table-cell office:value-type="string" calcext:value-type="string">
            <text:p>Phero Update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1776" calcext:value-type="float">
            <text:p>0.001776</text:p>
          </table:table-cell>
          <table:table-cell office:value-type="float" office:value="0.001774" calcext:value-type="float">
            <text:p>0.001774</text:p>
          </table:table-cell>
          <table:table-cell office:value-type="float" office:value="0.004084" calcext:value-type="float">
            <text:p>0.004084</text:p>
          </table:table-cell>
          <table:table-cell office:value-type="float" office:value="0.008126" calcext:value-type="float">
            <text:p>0.008126</text:p>
          </table:table-cell>
          <table:table-cell office:value-type="float" office:value="0.027106" calcext:value-type="float">
            <text:p>0.027106</text:p>
          </table:table-cell>
          <table:table-cell office:value-type="float" office:value="0.041812" calcext:value-type="float">
            <text:p>0.041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2" calcext:value-type="float">
            <text:p>2E-05</text:p>
          </table:table-cell>
          <table:table-cell/>
        </table:table-row>
        <table:table-row table:style-name="ro1">
          <table:table-cell office:value-type="string" calcext:value-type="string">
            <text:p>Check Best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1776" calcext:value-type="float">
            <text:p>0.001776</text:p>
          </table:table-cell>
          <table:table-cell office:value-type="float" office:value="0.001774" calcext:value-type="float">
            <text:p>0.001774</text:p>
          </table:table-cell>
          <table:table-cell office:value-type="float" office:value="0.004084" calcext:value-type="float">
            <text:p>0.004084</text:p>
          </table:table-cell>
          <table:table-cell office:value-type="float" office:value="0.008126" calcext:value-type="float">
            <text:p>0.008126</text:p>
          </table:table-cell>
          <table:table-cell office:value-type="float" office:value="0.027106" calcext:value-type="float">
            <text:p>0.027106</text:p>
          </table:table-cell>
          <table:table-cell office:value-type="float" office:value="0.041812" calcext:value-type="float">
            <text:p>0.041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2" calcext:value-type="float">
            <text:p>2E-05</text:p>
          </table:table-cell>
          <table:table-cell/>
        </table:table-row>
        <table:table-row table:style-name="ro1">
          <table:table-cell table:style-name="ce3" office:value-type="string" calcext:value-type="string">
            <text:p>Copy Data</text:p>
          </table:table-cell>
          <table:table-cell table:style-name="ce3" office:value-type="float" office:value="0.00002" calcext:value-type="float">
            <text:p>2E-05</text:p>
          </table:table-cell>
          <table:table-cell table:style-name="ce3" office:value-type="float" office:value="0.000032" calcext:value-type="float">
            <text:p>3.2E-05</text:p>
          </table:table-cell>
          <table:table-cell table:style-name="ce3" office:value-type="float" office:value="0.000022" calcext:value-type="float">
            <text:p>2.2E-05</text:p>
          </table:table-cell>
          <table:table-cell table:style-name="ce3" office:value-type="float" office:value="0.000036" calcext:value-type="float">
            <text:p>3.6E-05</text:p>
          </table:table-cell>
          <table:table-cell table:style-name="ce3" office:value-type="float" office:value="0.000058" calcext:value-type="float">
            <text:p>5.8E-05</text:p>
          </table:table-cell>
          <table:table-cell table:style-name="ce3" office:value-type="float" office:value="0.000072" calcext:value-type="float">
            <text:p>7.2E-05</text:p>
          </table:table-cell>
          <table:table-cell table:style-name="ce3" office:value-type="float" office:value="0.000158" calcext:value-type="float">
            <text:p>0.00015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000112" calcext:value-type="float">
            <text:p>0.00011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3:15:19.457278955</meta:creation-date>
    <dc:date>2020-04-27T13:28:47.989532288</dc:date>
    <meta:editing-duration>PT1M27S</meta:editing-duration>
    <meta:editing-cycles>1</meta:editing-cycles>
    <meta:document-statistic meta:table-count="1" meta:cell-count="362" meta:object-count="0"/>
    <meta:generator>LibreOffice/6.0.7.3$Linux_X86_64 LibreOffice_project/00m0$Build-3</meta:generator>
  </office:meta>
</office:document-meta>
</file>